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6263" officeooo:paragraph-rsid="001c6263" style:font-weight-asian="bold" style:font-weight-complex="bold"/>
    </style:style>
    <style:style style:name="P2" style:family="paragraph" style:parent-style-name="Standard">
      <style:text-properties style:font-name="Courier New" fo:font-size="11pt" fo:language="en" fo:country="US" style:font-size-asian="11pt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Courier New" fo:font-size="11pt" fo:language="en" fo:country="US" style:font-size-asian="11pt"/>
    </style:style>
    <style:style style:name="T3" style:family="text">
      <style:text-properties fo:language="en" fo:country="US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Standard"><text:span text:style-name="T2">mysql&gt; create table dept (</text:span></text:p>
      <text:p text:style-name="Standard"><text:span text:style-name="T2"><text:s text:c="4"/>-&gt; deptno varchar(20),</text:span></text:p>
      <text:p text:style-name="Standard"><text:span text:style-name="T2"><text:s text:c="4"/>-&gt; deptname varchar(20),</text:span></text:p>
      <text:p text:style-name="Standard"><text:span text:style-name="T2"><text:s text:c="4"/>-&gt; staffno varchar(20),</text:span></text:p>
      <text:p text:style-name="Standard"><text:span text:style-name="T2"><text:s text:c="4"/>-&gt; primary key (deptno) <text:s text:c="2"/>);</text:span></text:p>
      <text:p text:style-name="Standard"><text:span text:style-name="T2">Query OK, 0 rows affected (0.36 sec)</text:span></text:p>
      <text:p text:style-name="P2"/>
      <text:p text:style-name="Standard"><text:span text:style-name="T2">mysql&gt; insert into dept values</text:span></text:p>
      <text:p text:style-name="Standard"><text:span text:style-name="T2"><text:s text:c="4"/>-&gt; ('d1','CS','S101'),('d2','EC','S110'),('d1','EEE','S201') ;</text:span></text:p>
      <text:p text:style-name="Standard"><text:span text:style-name="T2">ERROR 1062 (23000): Duplicate entry 'd1' for key 'dept.PRIMARY'</text:span></text:p>
      <text:p text:style-name="P2"/>
      <text:p text:style-name="Standard"><text:span text:style-name="T2">////////////////////////////////////////////////////////////////</text:span></text:p>
      <text:p text:style-name="P2"/>
      <text:p text:style-name="Standard"><text:span text:style-name="T2">mysql&gt; create table book (</text:span></text:p>
      <text:p text:style-name="Standard"><text:span text:style-name="T2"><text:s text:c="4"/>-&gt; title varchar(20) primary key,</text:span></text:p>
      <text:p text:style-name="Standard"><text:span text:style-name="T2"><text:s text:c="4"/>-&gt; author varchar(20) <text:s/>);</text:span></text:p>
      <text:p text:style-name="P2"/>
      <text:p text:style-name="Standard"><text:span text:style-name="T2">Query OK, 0 rows affected (1.65 sec)</text:span></text:p>
      <text:p text:style-name="P2"/>
      <text:p text:style-name="Standard"><text:span text:style-name="T2">mysql&gt; insert into book values</text:span></text:p>
      <text:p text:style-name="Standard"><text:span text:style-name="T2"><text:s text:c="4"/>-&gt; ('DBMS','Navathe'),('C','Dennis Ritchie'),('DBMS','Korth') ;</text:span></text:p>
      <text:p text:style-name="Standard"><text:span text:style-name="T2">ERROR 1062 (23000): Duplicate entry 'DBMS' for key 'book.PRIMARY'</text:span></text:p>
      <text:p text:style-name="P2"/>
      <text:p text:style-name="Standard"><text:span text:style-name="T2">////////////////////////////////////////////////////////////////</text:span></text:p>
      <text:p text:style-name="P2"/>
      <text:p text:style-name="Standard"><text:span text:style-name="T2">mysql&gt; create table library (</text:span></text:p>
      <text:p text:style-name="Standard"><text:span text:style-name="T2"><text:s text:c="4"/>-&gt; title varchar(20) references book(title),</text:span></text:p>
      <text:p text:style-name="Standard"><text:span text:style-name="T2"><text:s text:c="4"/>-&gt; author varchar(20),</text:span></text:p>
      <text:p text:style-name="Standard"><text:span text:style-name="T2"><text:s text:c="4"/>-&gt; numofcopies int );</text:span></text:p>
      <text:p text:style-name="Standard"><text:span text:style-name="T2">Query OK, 0 rows affected (0.15 sec)</text:span></text:p>
      <text:p text:style-name="P2"/>
      <text:p text:style-name="Standard"><text:span text:style-name="T2">mysql&gt; insert into library values</text:span></text:p>
      <text:p text:style-name="Standard"><text:span text:style-name="T2"><text:s text:c="4"/>-&gt; ('C','Dennis Ritchie',5),('DBMS','Navathe',10),('OS','Korth',20);</text:span></text:p>
      <text:p text:style-name="Standard"><text:span text:style-name="T2">Query OK, 3 rows affected (0.01 sec)</text:span></text:p>
      <text:p text:style-name="Standard"><text:span text:style-name="T2">Records: 3 <text:s/>Duplicates: 0 <text:s/>Warnings: 0</text:span></text:p>
      <text:p text:style-name="P2"/>
      <text:p text:style-name="Standard"><text:span text:style-name="T2">mysql&gt; alter table library add primary key (title,author);</text:span></text:p>
      <text:p text:style-name="Standard"><text:span text:style-name="T2">Query OK, 0 rows affected (0.17 sec)</text:span></text:p>
      <text:p text:style-name="Standard"><text:span text:style-name="T2">Records: 0 <text:s/>Duplicates: 0 <text:s/>Warnings: 0</text:span></text:p>
      <text:p text:style-name="P2"/>
      <text:p text:style-name="Standard"><text:span text:style-name="T2">mysql&gt; desc library;</text:span></text:p>
      <text:p text:style-name="Standard"><text:span text:style-name="T2">+-------------+-------------+------+-----+---------+-------+</text:span></text:p>
      <text:p text:style-name="Standard"><text:span text:style-name="T2">| Field <text:s text:c="6"/>| Type <text:s text:c="7"/>| Null | Key | Default | Extra |</text:span></text:p>
      <text:p text:style-name="Standard"><text:span text:style-name="T2">+-------------+-------------+------+-----+---------+-------+</text:span></text:p>
      <text:p text:style-name="Standard"><text:span text:style-name="T2">| title <text:s text:c="6"/>| varchar(20) | NO <text:s text:c="2"/>| PRI | NULL <text:s text:c="3"/>| <text:s text:c="6"/>|</text:span></text:p>
      <text:p text:style-name="Standard"><text:span text:style-name="T2">| author <text:s text:c="5"/>| varchar(20) | NO <text:s text:c="2"/>| PRI | NULL <text:s text:c="3"/>| <text:s text:c="6"/>|</text:span></text:p>
      <text:p text:style-name="Standard"><text:span text:style-name="T2">| numofcopies | int <text:s text:c="8"/>| YES <text:s/>| <text:s text:c="4"/>| NULL <text:s text:c="3"/>| <text:s text:c="6"/>|</text:span></text:p>
      <text:p text:style-name="Standard"><text:span text:style-name="T2">+-------------+-------------+------+-----+---------+-------+</text:span></text:p>
      <text:p text:style-name="Standard"><text:span text:style-name="T2">3 rows in set (0.09 sec)</text:span></text:p>
      <text:p text:style-name="P2"/>
      <text:p text:style-name="Standard"><text:span text:style-name="T2">////////////////////////////////////////////////////////////////</text:span></text:p>
      <text:p text:style-name="P2"/>
      <text:p text:style-name="Standard"><text:span text:style-name="T2">mysql&gt; create table student ( </text:span></text:p>
      <text:p text:style-name="Standard"><text:span text:style-name="T2"><text:s text:c="4"/>-&gt; rollno int,</text:span></text:p>
      <text:p text:style-name="Standard"><text:span text:style-name="T2"><text:s text:c="4"/>-&gt; name varchar(20),</text:span></text:p>
      <text:p text:style-name="Standard"><text:soft-page-break/><text:span text:style-name="T2"><text:s text:c="4"/>-&gt; deptno varchar(20),</text:span></text:p>
      <text:p text:style-name="Standard"><text:span text:style-name="T2"><text:s text:c="4"/>-&gt; primary key (rollno) <text:s/>);</text:span></text:p>
      <text:p text:style-name="Standard"><text:span text:style-name="T2">Query OK, 0 rows affected (0.36 sec)</text:span></text:p>
      <text:p text:style-name="P2"/>
      <text:p text:style-name="Standard"><text:span text:style-name="T2">mysql&gt; alter table student add foreign key (deptno) references dept(deptno);</text:span></text:p>
      <text:p text:style-name="Standard"><text:span text:style-name="T2">Query OK, 0 rows affected (0.03 sec)</text:span></text:p>
      <text:p text:style-name="Standard"><text:span text:style-name="T2">Records: 0 <text:s/>Duplicates: 0 <text:s/>Warnings: 0</text:span></text:p>
      <text:p text:style-name="P2"/>
      <text:p text:style-name="Standard"><text:span text:style-name="T2">mysql&gt; desc student;</text:span></text:p>
      <text:p text:style-name="Standard"><text:span text:style-name="T2">+--------+-------------+------+-----+---------+-------+</text:span></text:p>
      <text:p text:style-name="Standard"><text:span text:style-name="T2">| Field <text:s/>| Type <text:s text:c="7"/>| Null | Key | Default | Extra |</text:span></text:p>
      <text:p text:style-name="Standard"><text:span text:style-name="T2">+--------+-------------+------+-----+---------+-------+</text:span></text:p>
      <text:p text:style-name="Standard"><text:span text:style-name="T2">| rollno | int <text:s text:c="8"/>| NO <text:s text:c="2"/>| PRI | NULL <text:s text:c="3"/>| <text:s text:c="6"/>|</text:span></text:p>
      <text:p text:style-name="Standard"><text:span text:style-name="T2">| name <text:s text:c="2"/>| varchar(20) | YES <text:s/>| <text:s text:c="4"/>| NULL <text:s text:c="3"/>| <text:s text:c="6"/>|</text:span></text:p>
      <text:p text:style-name="Standard"><text:span text:style-name="T2">| deptno | varchar(20) | YES <text:s/>| MUL | NULL <text:s text:c="3"/>| <text:s text:c="6"/>|</text:span></text:p>
      <text:p text:style-name="Standard"><text:span text:style-name="T2">+--------+-------------+------+-----+---------+-------+</text:span></text:p>
      <text:p text:style-name="Standard"><text:span text:style-name="T2">3 rows in set (0.00 sec)</text:span></text:p>
      <text:p text:style-name="P2"/>
      <text:p text:style-name="Standard"><text:span text:style-name="T2">mysql&gt; select * from dept;</text:span></text:p>
      <text:p text:style-name="Standard"><text:span text:style-name="T2">Empty set (0.00 sec)</text:span></text:p>
      <text:p text:style-name="P2"/>
      <text:p text:style-name="Standard"><text:span text:style-name="T2">mysql&gt; desc dept;</text:span></text:p>
      <text:p text:style-name="Standard"><text:span text:style-name="T2">+----------+-------------+------+-----+---------+-------+</text:span></text:p>
      <text:p text:style-name="Standard"><text:span text:style-name="T2">| Field <text:s text:c="3"/>| Type <text:s text:c="7"/>| Null | Key | Default | Extra |</text:span></text:p>
      <text:p text:style-name="Standard"><text:span text:style-name="T2">+----------+-------------+------+-----+---------+-------+</text:span></text:p>
      <text:p text:style-name="Standard"><text:span text:style-name="T2">| deptno <text:s text:c="2"/>| varchar(20) | NO <text:s text:c="2"/>| PRI | NULL <text:s text:c="3"/>| <text:s text:c="6"/>|</text:span></text:p>
      <text:p text:style-name="Standard"><text:span text:style-name="T2">| deptname | varchar(20) | YES <text:s/>| <text:s text:c="4"/>| NULL <text:s text:c="3"/>| <text:s text:c="6"/>|</text:span></text:p>
      <text:p text:style-name="Standard"><text:span text:style-name="T2">| staffno <text:s/>| varchar(20) | YES <text:s/>| <text:s text:c="4"/>| NULL <text:s text:c="3"/>| <text:s text:c="6"/>|</text:span></text:p>
      <text:p text:style-name="Standard"><text:span text:style-name="T2">+----------+-------------+------+-----+---------+-------+</text:span></text:p>
      <text:p text:style-name="Standard"><text:span text:style-name="T2">3 rows in set (0.00 sec)</text:span></text:p>
      <text:p text:style-name="P2"/>
      <text:p text:style-name="Standard"><text:span text:style-name="T2">mysql&gt; insert into student values </text:span></text:p>
      <text:p text:style-name="Standard"><text:span text:style-name="T2"><text:s text:c="4"/>-&gt; (10,'Aswathy','d1'),(20,'Akash','d3'),(30,'Arun','d2');</text:span></text:p>
      <text:p text:style-name="Standard"><text:span text:style-name="T2">ERROR 1452 (23000): Cannot add or update a child row: a foreign key constraint fails (`gk52`.`student`, CONSTRAINT `student_ibfk_1` FOREIGN KEY (`deptno`) REFERENCES `dept` (`deptno`))</text:span></text:p>
      <text:p text:style-name="P2"/>
      <text:p text:style-name="Standard"><text:span text:style-name="T2">////////////////////////////////////////////////////////////////</text:span></text:p>
      <text:p text:style-name="P2"/>
      <text:p text:style-name="Standard"><text:span text:style-name="T2">mysql&gt; create table account (</text:span></text:p>
      <text:p text:style-name="Standard"><text:span text:style-name="T2"><text:s text:c="4"/>-&gt; accno int primary key,</text:span></text:p>
      <text:p text:style-name="Standard"><text:span text:style-name="T2"><text:s text:c="4"/>-&gt; amount int,</text:span></text:p>
      <text:p text:style-name="Standard"><text:span text:style-name="T2"><text:s text:c="4"/>-&gt; check(amount&gt;250) <text:s/>);</text:span></text:p>
      <text:p text:style-name="P2"/>
      <text:p text:style-name="P2"/>
      <text:p text:style-name="Standard"><text:span text:style-name="T2">Query OK, 0 rows affected (1.70 sec)</text:span></text:p>
      <text:p text:style-name="P2"/>
      <text:p text:style-name="Standard"><text:span text:style-name="T2">mysql&gt; insert into account values </text:span></text:p>
      <text:p text:style-name="Standard"><text:span text:style-name="T2"><text:s text:c="4"/>-&gt; (147,1000),(210,5000),(717,100),(623,5001) ;</text:span></text:p>
      <text:p text:style-name="Standard"><text:span text:style-name="T2">ERROR 3819 (HY000): Check constraint 'account_chk_1' is violat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10-15T10:29:34.340000000</dc:date>
    <meta:editing-duration>PT3M14S</meta:editing-duration>
    <meta:generator>LibreOffice/7.4.3.2$Windows_X86_64 LibreOffice_project/1048a8393ae2eeec98dff31b5c133c5f1d08b890</meta:generator>
    <meta:document-statistic meta:table-count="0" meta:image-count="0" meta:object-count="0" meta:page-count="2" meta:paragraph-count="83" meta:word-count="525" meta:character-count="3694" meta:non-whitespace-character-count="3034"/>
    <meta:user-defined meta:name="AppVersion">16.0000</meta:user-defined>
    <meta:template xlink:type="simple" xlink:actuate="onRequest" xlink:title="Normal.dotm" xlink:href=""/>
  </office:meta>
</office:document-meta>
</file>